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language="en" fo:country="US" fo:font-weight="bold" officeooo:rsid="001009b9" officeooo:paragraph-rsid="001009b9" style:font-weight-asian="bold" style:font-weight-complex="bold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language="en" fo:country="US" fo:font-weight="bold" officeooo:rsid="0014758b" officeooo:paragraph-rsid="0014758b" style:font-weight-asian="bold" style:font-weight-complex="bold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language="en" fo:country="US" fo:font-weight="bold" officeooo:rsid="0020f3e7" officeooo:paragraph-rsid="0020f3e7" style:font-weight-asian="bold" style:font-weight-complex="bold"/>
    </style:style>
    <style:style style:name="P4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009b9" officeooo:paragraph-rsid="001009b9"/>
    </style:style>
    <style:style style:name="P5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4758b" officeooo:paragraph-rsid="0014758b"/>
    </style:style>
    <style:style style:name="P6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4758b" officeooo:paragraph-rsid="0017534e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5d414" officeooo:paragraph-rsid="0015d414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7534e" officeooo:paragraph-rsid="0017534e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7534e" officeooo:paragraph-rsid="001c2b35"/>
    </style:style>
    <style:style style:name="P10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1acd18" officeooo:paragraph-rsid="001acd18"/>
    </style:style>
    <style:style style:name="P11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20f3e7" officeooo:paragraph-rsid="0020f3e7"/>
    </style:style>
    <style:style style:name="P12" style:family="paragraph" style:parent-style-name="Standard">
      <style:paragraph-properties fo:margin-left="0cm" fo:margin-right="0cm" fo:line-height="115%" fo:text-indent="0cm" style:auto-text-indent="false"/>
      <style:text-properties fo:language="en" fo:country="US" officeooo:rsid="00233a7f" officeooo:paragraph-rsid="00233a7f"/>
    </style:style>
    <style:style style:name="T1" style:family="text">
      <style:text-properties officeooo:rsid="0012d92c"/>
    </style:style>
    <style:style style:name="T2" style:family="text">
      <style:text-properties officeooo:rsid="0015d414"/>
    </style:style>
    <style:style style:name="T3" style:family="text">
      <style:text-properties officeooo:rsid="001858e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2b35"/>
    </style:style>
    <style:style style:name="T7" style:family="text">
      <style:text-properties officeooo:rsid="001f86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 Review Server</text:p>
      <text:p text:style-name="P4"/>
      <text:p text:style-name="P2">To Start</text:p>
      <text:p text:style-name="P4">npm init -y<text:tab/><text:span text:style-name="T1">to initiate a projec, „-y” to click all enters :)</text:span></text:p>
      <text:p text:style-name="P5">install express, <text:span text:style-name="T7">or express ejs</text:span> if not yet done, do n<text:span text:style-name="T2">ot</text:span> forget „--save”</text:p>
      <text:p text:style-name="P7">create server.js, index.html</text:p>
      <text:p text:style-name="P7">run server.js</text:p>
      <text:p text:style-name="P8"/>
      <text:p text:style-name="P8">stopping: „crtl+c”</text:p>
      <text:p text:style-name="P6"/>
      <text:p text:style-name="P7">„cannot GET /”<text:tab/><text:span text:style-name="T3">cant find endpoint (default „404” page)</text:span></text:p>
      <text:p text:style-name="P7"/>
      <text:p text:style-name="P10">install <text:span text:style-name="T4">nodemon<text:tab/>„</text:span>npm <text:span text:style-name="T6">install</text:span> nodemon -<text:span text:style-name="T6">g”</text:span><text:tab/>keeps server running</text:p>
      <text:p text:style-name="P9">restart: „rs”</text:p>
      <text:p text:style-name="P7"/>
      <text:p text:style-name="P3">for EJS server</text:p>
      <text:p text:style-name="P11">create views/ folder, your home.ejs goes here</text:p>
      <text:p text:style-name="P11">npm install express ejs --save</text:p>
      <text:p text:style-name="P12"/>
      <text:p text:style-name="P7"/>
      <text:p text:style-name="P7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8:29.617000000</meta:creation-date>
    <dc:date>2019-02-28T14:30:44.528000000</dc:date>
    <meta:editing-duration>PT4H11M5S</meta:editing-duration>
    <meta:editing-cycles>19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4" meta:word-count="76" meta:character-count="434" meta:non-whitespace-character-count="374"/>
  </office:meta>
</office:document-meta>
</file>